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style:font-name="Cantarell" fo:font-size="14pt" style:text-underline-style="solid" style:text-underline-width="auto" style:text-underline-color="font-color" fo:font-weight="bold" officeooo:rsid="00039fde" officeooo:paragraph-rsid="00039fde"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Cantarell" fo:font-size="12pt" style:text-underline-style="none" fo:font-weight="normal" officeooo:rsid="00039fde" officeooo:paragraph-rsid="00039fde" style:font-size-asian="10.5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teve Jobs</text:p>
      <text:p text:style-name="P2"/>
      <text:p text:style-name="P2">Steve Jobs war ein Visionär und Genie, der bereits in jungen Jahren erkannt hat, wie wichtig <text:s/>das Ansehen eines Unternehmens den Umsatz beeinflusst. Vor allem die Namen der Unternehmen beinflussen den Kunden in gewisser weise, wie unter anderem der Name Apple, der die Kunden vor der damals neuen und etwas gruselgen Technologie auf positive Gedanken bringen soll. Seine Produkte hat er stets an junge Kunden verkauft, mit denen er in der Zukunft rechnen kann. Jobs stellte fest, dass Markenprodukte Teil der Kultur und des Lebens sind, und alles was eine Marke macht, auch gleichzeitig Werbung dafür ist. Kundensupport ist zudem wichtig, zum einem für die positive Werbung, zum anderem für das Gefühl der Kunden. Dazu zählen auch Probleme, die Apple schnellstmöglich versucht zu lösen.</text:p>
      <text:p text:style-name="P2">Jobs verstand auch die Wichtigkeit der Präsentation und der Verpackung einer Produkte. Denn das ist die beste Werbung, die man als Unternehmen machen kann. Wenn es den Leuten gefällt, empfehlen sie es weiter, und kaufen auch mehr. Ein weiteres Beispiel zeigt, wie viel Wert Jobs auf Kundenfreundlichkeit <text:s/>legt: die Bedienungsanleitung für den Macintosh sollte so einfach wie möglich auf den Kunden angepasst werden sodass sie es verstehen. </text:p>
      <text:p text:style-name="P2"/>
      <text:p text:style-name="P2">Jobs hat unter anderem auch das GUI (Graphical User Interface) ins Leben gerufen, mit dem Benutzer ihr Macintosh mit einer Grafischen Oberfläche bedienen können. </text:p>
      <text:p text:style-name="P2">1985 verließ er Apple, um Filme zu machen, kam aber 1997 zurück um Apple zu retten, da das Unternehmen keinen Profit machte. </text:p>
      <text:p text:style-name="P2">Er baute Apple neu auf und veröffentlichte eine neue Serie an Produkten, dazu zählen das iPhone, das iPad und iPod.</text:p>
      <text:p text:style-name="P2">Zudem machte er im Fernsehen mit dem Slogen „Think different“ Werbung für App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11:57:54.148673831</meta:creation-date>
    <dc:date>2023-04-17T12:21:17.470121276</dc:date>
    <meta:editing-duration>PT23M24S</meta:editing-duration>
    <meta:editing-cycles>1</meta:editing-cycles>
    <meta:document-statistic meta:table-count="0" meta:image-count="0" meta:object-count="0" meta:page-count="1" meta:paragraph-count="7" meta:word-count="272" meta:character-count="1718" meta:non-whitespace-character-count="1448"/>
    <meta:generator>LibreOffice/7.4.6.2$Linux_X86_64 LibreOffice_project/40$Build-2</meta:generator>
  </office:meta>
</office:document-meta>
</file>